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fd0f" officeooo:paragraph-rsid="001cfd0f"/>
    </style:style>
    <style:style style:name="T1" style:family="text">
      <style:text-properties officeooo:rsid="001e8d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 we use the <text:s/>angularfirestore <text:span text:style-name="T1">we have to store dat in firestore </text:span></text:p>
      <text:p text:style-name="P1"><text:s/><text:span text:style-name="T1">by deafualt firebase but we have to go in the firestore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8:17:29.810911166</meta:creation-date>
    <dc:date>2020-02-26T18:19:40.088983348</dc:date>
    <meta:editing-duration>PT2M1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3" meta:character-count="122" meta:non-whitespace-character-count="98"/>
  </office:meta>
</office:document-meta>
</file>